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 style:snap-to-layout-gri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2cm" fo:margin-right="-0.004cm" fo:text-align="justify" style:justify-single-word="false" fo:text-indent="-2cm" style:auto-text-indent="false">
        <style:tab-stops>
          <style:tab-stop style:position="-0.499cm"/>
        </style:tab-stops>
      </style:paragraph-properties>
    </style:style>
    <style:style style:name="P11" style:family="paragraph" style:parent-style-name="Standard">
      <style:paragraph-properties fo:margin-left="2cm" fo:margin-right="-0.004cm" fo:line-height="150%" fo:text-align="justify" style:justify-single-word="false" fo:text-indent="-2cm" style:auto-text-indent="false">
        <style:tab-stops>
          <style:tab-stop style:position="-0.499cm"/>
        </style:tab-stops>
      </style:paragraph-properties>
    </style:style>
    <style:style style:name="P12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6" style:family="text">
      <style:text-properties fo:color="#cc9900" style:font-name="Tahoma" fo:font-size="9pt" style:font-size-asian="9pt" style:font-name-complex="Tahoma" style:font-size-complex="9pt"/>
    </style:style>
    <style:style style:name="T7" style:family="text">
      <style:text-properties fo:color="#800000" fo:font-size="12pt" style:font-size-asian="12pt"/>
    </style:style>
    <style:style style:name="T8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">%#include </text:span><text:span text:style-name="T11">enTetesDecisionRFM</text:span><text:span text:style-name="T10">#%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5">A adresser à</text:span><text:span text:style-name="T6"> :</text:span></text:p>
          </table:table-cell>
          <table:table-cell table:style-name="Table1.B1" office:value-type="string">
            <text:p text:style-name="P3"><text:span text:style-name="T3">CMS </text:span><text:span text:style-name="T4">de</text:span><text:span text:style-name="T3"> …</text:span></text:p>
            <text:p text:style-name="P4"/>
            <text:p text:style-name="P5"/>
            <text:p text:style-name="P4"/>
          </table:table-cell>
        </table:table-row>
      </table:table>
      <text:p text:style-name="P2"/>
      <text:p text:style-name="P2"/>
      <text:p text:style-name="P9">%=OBJET=%</text:p>
      <text:p text:style-name="P2"/>
      <text:p text:style-name="P2"/>
      <text:p text:style-name="P6">%=TITRE=%</text:p>
      <text:p text:style-name="P6"/>
      <text:p text:style-name="P6">%=FICHE=%</text:p>
      <text:p text:style-name="P6"/>
      <text:p text:style-name="P6">%=ADRESSE=%</text:p>
      <text:p text:style-name="P6"/>
      <text:p text:style-name="P6"/>
      <text:p text:style-name="P6"/>
      <text:p text:style-name="P6"/>
      <text:p text:style-name="P6">%=DETERMINATION=%</text:p>
      <text:p text:style-name="P6"/>
      <text:p text:style-name="P7">%=SALUTATIONS=%</text:p>
      <text:p text:style-name="P6"/>
      <text:p text:style-name="P6"/>
      <text:p text:style-name="P8"><text:span text:style-name="T7"><text:tab/></text:span><text:span text:style-name="T8">%#</text:span><text:span text:style-name="T9">include <text:s/>signatureRFM</text:span><text:span text:style-name="T8">#%</text:span></text:p>
      <text:p text:style-name="P6"/>
      <text:p text:style-name="P6"/>
      <text:p text:style-name="P11"><text:span text:style-name="T1">%=ANNEXE=%</text:span><text:span text:style-name="T2"><text:tab/>:<text:tab/>%=MENTIONNE=%</text:span></text:p>
      <text:p text:style-name="P10"><text:span text:style-name="T1">%=COPIE=%</text:span><text:span text:style-name="T2"><text:tab/>:<text:tab/>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6:49:00</meta:creation-date>
    <dc:creator>Mike Boillat</dc:creator>
    <dc:date>2012-02-23T16:00:55</dc:date>
    <meta:print-date>2009-06-15T12:19:00</meta:print-date>
    <meta:editing-cycles>9</meta:editing-cycles>
    <meta:editing-duration>PT1H22M44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686370508</meta:user-defined>
    <meta:document-statistic meta:table-count="1" meta:image-count="0" meta:object-count="0" meta:page-count="1" meta:paragraph-count="12" meta:word-count="20" meta:character-count="198"/>
  </office:meta>
</office:document-meta>
</file>